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bfc23" officeooo:paragraph-rsid="000bfc23"/>
    </style:style>
    <style:style style:name="P2" style:family="paragraph" style:parent-style-name="Text_20_body">
      <style:text-properties officeooo:rsid="000fe75e" officeooo:paragraph-rsid="000fe75e"/>
    </style:style>
    <style:style style:name="P3" style:family="paragraph" style:parent-style-name="Text_20_body">
      <style:text-properties officeooo:rsid="00115bb0" officeooo:paragraph-rsid="00115bb0"/>
    </style:style>
    <style:style style:name="P4" style:family="paragraph" style:parent-style-name="Text_20_body">
      <style:text-properties officeooo:rsid="0014ad51" officeooo:paragraph-rsid="0014ad51"/>
    </style:style>
    <style:style style:name="P5" style:family="paragraph" style:parent-style-name="Text_20_body">
      <style:text-properties officeooo:rsid="00334b58" officeooo:paragraph-rsid="00334b58"/>
    </style:style>
    <style:style style:name="P6" style:family="paragraph" style:parent-style-name="Text_20_body">
      <style:text-properties officeooo:rsid="0041e918" officeooo:paragraph-rsid="0041e918"/>
    </style:style>
    <style:style style:name="P7" style:family="paragraph" style:parent-style-name="Text_20_body">
      <style:text-properties officeooo:rsid="004524a3" officeooo:paragraph-rsid="004524a3"/>
    </style:style>
    <style:style style:name="P8" style:family="paragraph" style:parent-style-name="Text_20_body">
      <style:text-properties officeooo:rsid="0046c658" officeooo:paragraph-rsid="0046c658"/>
    </style:style>
    <style:style style:name="P9" style:family="paragraph" style:parent-style-name="Text_20_body">
      <style:text-properties officeooo:rsid="00477857" officeooo:paragraph-rsid="00477857"/>
    </style:style>
    <style:style style:name="P10" style:family="paragraph" style:parent-style-name="Text_20_body">
      <style:text-properties officeooo:rsid="00502a83" officeooo:paragraph-rsid="00502a83"/>
    </style:style>
    <style:style style:name="P11" style:family="paragraph" style:parent-style-name="Text_20_body">
      <style:text-properties officeooo:rsid="00503837" officeooo:paragraph-rsid="00503837"/>
    </style:style>
    <style:style style:name="P12" style:family="paragraph" style:parent-style-name="Text_20_body">
      <style:text-properties officeooo:rsid="0051005c" officeooo:paragraph-rsid="0051005c"/>
    </style:style>
    <style:style style:name="P13" style:family="paragraph" style:parent-style-name="Text_20_body">
      <style:text-properties officeooo:rsid="0054c5aa" officeooo:paragraph-rsid="0054c5aa"/>
    </style:style>
    <style:style style:name="P14" style:family="paragraph" style:parent-style-name="Text_20_body">
      <style:text-properties officeooo:rsid="00582993" officeooo:paragraph-rsid="00582993"/>
    </style:style>
    <style:style style:name="P15" style:family="paragraph" style:parent-style-name="Text_20_body">
      <style:text-properties fo:font-weight="bold" officeooo:rsid="0059ef4e" officeooo:paragraph-rsid="0059ef4e" style:font-weight-asian="bold" style:font-weight-complex="bold"/>
    </style:style>
    <style:style style:name="P16" style:family="paragraph" style:parent-style-name="Text_20_body">
      <style:text-properties officeooo:rsid="005b61f4" officeooo:paragraph-rsid="005b61f4"/>
    </style:style>
    <style:style style:name="P17" style:family="paragraph" style:parent-style-name="Text_20_body">
      <style:text-properties officeooo:rsid="005c32d5" officeooo:paragraph-rsid="005c32d5"/>
    </style:style>
    <style:style style:name="P18" style:family="paragraph" style:parent-style-name="Text_20_body">
      <style:text-properties officeooo:rsid="005c32d5" officeooo:paragraph-rsid="00631543"/>
    </style:style>
    <style:style style:name="P19" style:family="paragraph" style:parent-style-name="Text_20_body">
      <style:text-properties officeooo:rsid="005cd5d9" officeooo:paragraph-rsid="005cd5d9"/>
    </style:style>
    <style:style style:name="P20" style:family="paragraph" style:parent-style-name="Text_20_body">
      <style:text-properties officeooo:rsid="005d3f86" officeooo:paragraph-rsid="005d3f86"/>
    </style:style>
    <style:style style:name="P21" style:family="paragraph" style:parent-style-name="Text_20_body">
      <style:text-properties officeooo:rsid="005d3f86" officeooo:paragraph-rsid="005e5b4a"/>
    </style:style>
    <style:style style:name="P22" style:family="paragraph" style:parent-style-name="Text_20_body">
      <style:text-properties officeooo:rsid="005d3f86" officeooo:paragraph-rsid="006126a5"/>
    </style:style>
    <style:style style:name="P23" style:family="paragraph" style:parent-style-name="Text_20_body">
      <style:text-properties officeooo:rsid="004351b5" officeooo:paragraph-rsid="004351b5"/>
    </style:style>
    <style:style style:name="P24" style:family="paragraph" style:parent-style-name="Text_20_body">
      <style:text-properties officeooo:rsid="006126a5" officeooo:paragraph-rsid="006126a5"/>
    </style:style>
    <style:style style:name="P25" style:family="paragraph" style:parent-style-name="Text_20_body">
      <style:text-properties officeooo:rsid="00631543" officeooo:paragraph-rsid="00631543"/>
    </style:style>
    <style:style style:name="P26" style:family="paragraph" style:parent-style-name="Text_20_body">
      <style:text-properties officeooo:rsid="0064873b" officeooo:paragraph-rsid="0064873b"/>
    </style:style>
    <style:style style:name="P27" style:family="paragraph" style:parent-style-name="Text_20_body">
      <style:text-properties officeooo:rsid="005e5b4a" officeooo:paragraph-rsid="005e5b4a"/>
    </style:style>
    <style:style style:name="P28" style:family="paragraph" style:parent-style-name="Text_20_body">
      <style:text-properties officeooo:rsid="0066156b" officeooo:paragraph-rsid="0066156b"/>
    </style:style>
    <style:style style:name="P29" style:family="paragraph" style:parent-style-name="Text_20_body">
      <style:text-properties fo:font-weight="normal" officeooo:rsid="0066156b" officeooo:paragraph-rsid="0066156b" style:font-weight-asian="normal" style:font-weight-complex="normal"/>
    </style:style>
    <style:style style:name="P30" style:family="paragraph" style:parent-style-name="Text_20_body">
      <style:text-properties fo:font-weight="normal" officeooo:rsid="00669d35" officeooo:paragraph-rsid="00669d35" style:font-weight-asian="normal" style:font-weight-complex="normal"/>
    </style:style>
    <style:style style:name="P31" style:family="paragraph" style:parent-style-name="Text_20_body">
      <style:text-properties fo:font-weight="normal" officeooo:rsid="006dc2b6" officeooo:paragraph-rsid="006dc2b6" style:font-weight-asian="normal" style:font-weight-complex="normal"/>
    </style:style>
    <style:style style:name="P32" style:family="paragraph" style:parent-style-name="Text_20_body">
      <style:text-properties officeooo:rsid="006839a7" officeooo:paragraph-rsid="006839a7"/>
    </style:style>
    <style:style style:name="P33" style:family="paragraph" style:parent-style-name="Text_20_body">
      <style:text-properties officeooo:paragraph-rsid="006839a7"/>
    </style:style>
    <style:style style:name="P34" style:family="paragraph" style:parent-style-name="Text_20_body">
      <style:text-properties officeooo:rsid="00684eb8" officeooo:paragraph-rsid="00684eb8"/>
    </style:style>
    <style:style style:name="P35" style:family="paragraph" style:parent-style-name="Text_20_body">
      <style:text-properties officeooo:rsid="006cebd6" officeooo:paragraph-rsid="006cebd6"/>
    </style:style>
    <style:style style:name="P36" style:family="paragraph" style:parent-style-name="Text_20_body">
      <style:text-properties officeooo:rsid="006fe426" officeooo:paragraph-rsid="006fe426"/>
    </style:style>
    <style:style style:name="P37" style:family="paragraph" style:parent-style-name="Text_20_body">
      <style:text-properties officeooo:rsid="0070dcc0" officeooo:paragraph-rsid="0070dcc0"/>
    </style:style>
    <style:style style:name="P38" style:family="paragraph" style:parent-style-name="Text_20_body">
      <style:text-properties officeooo:rsid="00745768" officeooo:paragraph-rsid="00745768"/>
    </style:style>
    <style:style style:name="P39" style:family="paragraph" style:parent-style-name="Text_20_body">
      <style:text-properties officeooo:rsid="002f647b" officeooo:paragraph-rsid="002f647b"/>
    </style:style>
    <style:style style:name="P40" style:family="paragraph" style:parent-style-name="Text_20_body">
      <style:text-properties officeooo:rsid="007570e0" officeooo:paragraph-rsid="007570e0"/>
    </style:style>
    <style:style style:name="P41" style:family="paragraph" style:parent-style-name="Text_20_body">
      <style:text-properties officeooo:rsid="0078722c" officeooo:paragraph-rsid="0078722c"/>
    </style:style>
    <style:style style:name="P42" style:family="paragraph" style:parent-style-name="Text_20_body">
      <style:text-properties officeooo:rsid="0081a8be" officeooo:paragraph-rsid="0081a8be"/>
    </style:style>
    <style:style style:name="P43" style:family="paragraph" style:parent-style-name="Text_20_body">
      <style:text-properties officeooo:rsid="0051e1f3" officeooo:paragraph-rsid="0051e1f3"/>
    </style:style>
    <style:style style:name="P44" style:family="paragraph" style:parent-style-name="Text_20_body">
      <style:text-properties officeooo:rsid="0088ed5a" officeooo:paragraph-rsid="0088ed5a"/>
    </style:style>
    <style:style style:name="P45" style:family="paragraph" style:parent-style-name="Text_20_body">
      <style:text-properties officeooo:rsid="008abbb5" officeooo:paragraph-rsid="008abbb5"/>
    </style:style>
    <style:style style:name="P46" style:family="paragraph" style:parent-style-name="Text_20_body">
      <style:text-properties officeooo:rsid="008bb169" officeooo:paragraph-rsid="008bb169"/>
    </style:style>
    <style:style style:name="P47" style:family="paragraph" style:parent-style-name="Text_20_body">
      <style:text-properties officeooo:rsid="008bf6fa" officeooo:paragraph-rsid="008bf6fa"/>
    </style:style>
    <style:style style:name="P48" style:family="paragraph" style:parent-style-name="Text_20_body">
      <style:text-properties officeooo:rsid="008c5022" officeooo:paragraph-rsid="008c5022"/>
    </style:style>
    <style:style style:name="P49" style:family="paragraph" style:parent-style-name="Text_20_body">
      <style:text-properties officeooo:rsid="008de8aa" officeooo:paragraph-rsid="008de8aa"/>
    </style:style>
    <style:style style:name="P50" style:family="paragraph" style:parent-style-name="Text_20_body">
      <style:text-properties officeooo:rsid="00908836" officeooo:paragraph-rsid="00908836"/>
    </style:style>
    <style:style style:name="P51" style:family="paragraph" style:parent-style-name="Text_20_body">
      <style:text-properties officeooo:rsid="0091896e" officeooo:paragraph-rsid="0091896e"/>
    </style:style>
    <style:style style:name="P52" style:family="paragraph" style:parent-style-name="Text_20_body">
      <style:text-properties officeooo:rsid="009230e9" officeooo:paragraph-rsid="009230e9"/>
    </style:style>
    <style:style style:name="P53" style:family="paragraph" style:parent-style-name="Text_20_body">
      <style:text-properties officeooo:rsid="0094b2af" officeooo:paragraph-rsid="0094b2af"/>
    </style:style>
    <style:style style:name="P54" style:family="paragraph" style:parent-style-name="Text_20_body">
      <style:text-properties officeooo:rsid="00968c6c" officeooo:paragraph-rsid="00968c6c"/>
    </style:style>
    <style:style style:name="P55" style:family="paragraph" style:parent-style-name="Text_20_body">
      <style:text-properties officeooo:rsid="0097090b" officeooo:paragraph-rsid="0097090b"/>
    </style:style>
    <style:style style:name="P56" style:family="paragraph" style:parent-style-name="Text_20_body">
      <style:text-properties officeooo:rsid="00993ebc" officeooo:paragraph-rsid="00993ebc"/>
    </style:style>
    <style:style style:name="P57" style:family="paragraph" style:parent-style-name="Text_20_body">
      <style:text-properties officeooo:rsid="00993ebc" officeooo:paragraph-rsid="00a47829"/>
    </style:style>
    <style:style style:name="P58" style:family="paragraph" style:parent-style-name="Text_20_body">
      <style:text-properties officeooo:rsid="009a635c" officeooo:paragraph-rsid="009a635c"/>
    </style:style>
    <style:style style:name="P59" style:family="paragraph" style:parent-style-name="Text_20_body">
      <style:text-properties officeooo:rsid="009ab329" officeooo:paragraph-rsid="009ab329"/>
    </style:style>
    <style:style style:name="P60" style:family="paragraph" style:parent-style-name="Text_20_body">
      <style:text-properties officeooo:rsid="009ca143" officeooo:paragraph-rsid="009ca143"/>
    </style:style>
    <style:style style:name="P61" style:family="paragraph" style:parent-style-name="Text_20_body">
      <style:text-properties officeooo:rsid="009e80e3" officeooo:paragraph-rsid="009e80e3"/>
    </style:style>
    <style:style style:name="P62" style:family="paragraph" style:parent-style-name="Text_20_body">
      <style:text-properties officeooo:rsid="009fa982" officeooo:paragraph-rsid="009fa982"/>
    </style:style>
    <style:style style:name="P63" style:family="paragraph" style:parent-style-name="Text_20_body">
      <style:text-properties officeooo:rsid="00a0998b" officeooo:paragraph-rsid="00a0998b"/>
    </style:style>
    <style:style style:name="P64" style:family="paragraph" style:parent-style-name="Text_20_body">
      <style:text-properties officeooo:rsid="00a14916" officeooo:paragraph-rsid="00a14916"/>
    </style:style>
    <style:style style:name="P65" style:family="paragraph" style:parent-style-name="Text_20_body">
      <style:text-properties officeooo:rsid="00a2c984" officeooo:paragraph-rsid="00a2c984"/>
    </style:style>
    <style:style style:name="P66" style:family="paragraph" style:parent-style-name="Text_20_body">
      <style:text-properties officeooo:paragraph-rsid="00a61ebd"/>
    </style:style>
    <style:style style:name="P67" style:family="paragraph" style:parent-style-name="Text_20_body">
      <style:text-properties officeooo:paragraph-rsid="00a71cf4"/>
    </style:style>
    <style:style style:name="P68" style:family="paragraph" style:parent-style-name="Text_20_body">
      <style:text-properties officeooo:rsid="00ad3e4a" officeooo:paragraph-rsid="00ad3e4a"/>
    </style:style>
    <style:style style:name="P69" style:family="paragraph" style:parent-style-name="Text_20_body">
      <style:text-properties officeooo:rsid="00aedba3" officeooo:paragraph-rsid="00aedba3"/>
    </style:style>
    <style:style style:name="P70" style:family="paragraph" style:parent-style-name="Text_20_body">
      <style:text-properties fo:color="#c9211e" officeooo:rsid="00ad3e4a" officeooo:paragraph-rsid="00ad3e4a"/>
    </style:style>
    <style:style style:name="P71" style:family="paragraph" style:parent-style-name="Text_20_body">
      <style:text-properties officeooo:rsid="00b1e8df" officeooo:paragraph-rsid="00b1e8df"/>
    </style:style>
    <style:style style:name="P72" style:family="paragraph" style:parent-style-name="Text_20_body">
      <style:text-properties officeooo:rsid="00b3cb86" officeooo:paragraph-rsid="00b3cb86"/>
    </style:style>
    <style:style style:name="P73" style:family="paragraph" style:parent-style-name="Text_20_body">
      <style:text-properties officeooo:rsid="00b5802d" officeooo:paragraph-rsid="00b5802d"/>
    </style:style>
    <style:style style:name="P74" style:family="paragraph" style:parent-style-name="Text_20_body">
      <style:text-properties officeooo:rsid="00b5802d" officeooo:paragraph-rsid="00b5f2df"/>
    </style:style>
    <style:style style:name="P75" style:family="paragraph" style:parent-style-name="Text_20_body">
      <style:text-properties officeooo:rsid="00b5f2df" officeooo:paragraph-rsid="00b5f2df"/>
    </style:style>
    <style:style style:name="P76" style:family="paragraph" style:parent-style-name="Text_20_body">
      <style:text-properties officeooo:rsid="00b6246b" officeooo:paragraph-rsid="00b6246b"/>
    </style:style>
    <style:style style:name="P77" style:family="paragraph" style:parent-style-name="Text_20_body">
      <style:text-properties officeooo:rsid="00b65966" officeooo:paragraph-rsid="00b65966"/>
    </style:style>
    <style:style style:name="P78" style:family="paragraph" style:parent-style-name="Text_20_body">
      <style:text-properties officeooo:rsid="00b6c412" officeooo:paragraph-rsid="00b6c412"/>
    </style:style>
    <style:style style:name="P79" style:family="paragraph" style:parent-style-name="Heading_20_4">
      <style:text-properties officeooo:rsid="005b61f4"/>
    </style:style>
    <style:style style:name="P80" style:family="paragraph" style:parent-style-name="Heading_20_4">
      <style:text-properties officeooo:rsid="00631543" officeooo:paragraph-rsid="00631543"/>
    </style:style>
    <style:style style:name="P81" style:family="paragraph" style:parent-style-name="Heading_20_4">
      <style:text-properties officeooo:rsid="00a61ebd" officeooo:paragraph-rsid="00a61ebd"/>
    </style:style>
    <style:style style:name="P82" style:family="paragraph" style:parent-style-name="Heading_20_3">
      <style:text-properties officeooo:rsid="00502a83" officeooo:paragraph-rsid="00502a83"/>
    </style:style>
    <style:style style:name="P83" style:family="paragraph" style:parent-style-name="Heading_20_3">
      <style:text-properties officeooo:rsid="0054c5aa" officeooo:paragraph-rsid="0054c5aa"/>
    </style:style>
    <style:style style:name="P84" style:family="paragraph" style:parent-style-name="Heading_20_3">
      <style:text-properties fo:font-weight="bold" style:font-weight-asian="bold" style:font-weight-complex="bold"/>
    </style:style>
    <style:style style:name="P85" style:family="paragraph" style:parent-style-name="Heading_20_3">
      <style:text-properties officeooo:rsid="0070dcc0" officeooo:paragraph-rsid="0070dcc0"/>
    </style:style>
    <style:style style:name="P86" style:family="paragraph" style:parent-style-name="Heading_20_3">
      <style:text-properties officeooo:paragraph-rsid="00ad3e4a"/>
    </style:style>
    <style:style style:name="P87" style:family="paragraph" style:parent-style-name="Heading_20_3">
      <style:text-properties officeooo:rsid="00aedba3" officeooo:paragraph-rsid="00aedba3"/>
    </style:style>
    <style:style style:name="P88" style:family="paragraph" style:parent-style-name="Heading_20_3">
      <style:text-properties officeooo:rsid="00b6c412" officeooo:paragraph-rsid="00b6c412"/>
    </style:style>
    <style:style style:name="P89" style:family="paragraph" style:parent-style-name="Heading_20_3">
      <style:text-properties officeooo:rsid="00b6246b" officeooo:paragraph-rsid="00b6246b"/>
    </style:style>
    <style:style style:name="P90" style:family="paragraph" style:parent-style-name="Heading_20_3">
      <style:text-properties officeooo:rsid="00b5802d" officeooo:paragraph-rsid="00b6246b"/>
    </style:style>
    <style:style style:name="P91" style:family="paragraph" style:parent-style-name="Heading_20_3">
      <style:text-properties officeooo:rsid="00b5802d" officeooo:paragraph-rsid="00b5802d"/>
    </style:style>
    <style:style style:name="P92" style:family="paragraph" style:parent-style-name="Heading_20_3">
      <style:text-properties officeooo:rsid="00b5f2df" officeooo:paragraph-rsid="00b5f2df"/>
    </style:style>
    <style:style style:name="P93" style:family="paragraph" style:parent-style-name="Heading_20_3">
      <style:text-properties officeooo:paragraph-rsid="00b5802d"/>
    </style:style>
    <style:style style:name="P94" style:family="paragraph" style:parent-style-name="Heading_20_3">
      <style:text-properties officeooo:paragraph-rsid="00b6246b"/>
    </style:style>
    <style:style style:name="P95" style:family="paragraph" style:parent-style-name="Heading_20_2">
      <style:text-properties officeooo:rsid="0094b2af" officeooo:paragraph-rsid="0094b2af"/>
    </style:style>
    <style:style style:name="P96" style:family="paragraph" style:parent-style-name="Heading_20_2">
      <style:text-properties officeooo:paragraph-rsid="0094b2af"/>
    </style:style>
    <style:style style:name="P97" style:family="paragraph" style:parent-style-name="Heading_20_2">
      <style:text-properties officeooo:rsid="00ad3e4a" officeooo:paragraph-rsid="00ad3e4a"/>
    </style:style>
    <style:style style:name="P98" style:family="paragraph" style:parent-style-name="Heading_20_1">
      <style:text-properties fo:language="en" fo:country="GB"/>
    </style:style>
    <style:style style:name="P99" style:family="paragraph" style:parent-style-name="Heading_20_1">
      <style:text-properties fo:language="en" fo:country="GB" officeooo:rsid="0078722c" officeooo:paragraph-rsid="0078722c"/>
    </style:style>
    <style:style style:name="P100" style:family="paragraph" style:parent-style-name="Heading_20_1">
      <style:paragraph-properties fo:break-before="page"/>
      <style:text-properties fo:language="en" fo:country="GB" officeooo:paragraph-rsid="0078722c"/>
    </style:style>
    <style:style style:name="P101" style:family="paragraph" style:parent-style-name="Text_20_body" style:list-style-name="L1">
      <style:text-properties officeooo:rsid="00502a83" officeooo:paragraph-rsid="00502a83"/>
    </style:style>
    <style:style style:name="P102" style:family="paragraph" style:parent-style-name="Text_20_body" style:list-style-name="L2">
      <style:text-properties officeooo:rsid="00502a83" officeooo:paragraph-rsid="00502a83"/>
    </style:style>
    <style:style style:name="P103" style:family="paragraph" style:parent-style-name="Text_20_body" style:list-style-name="L3">
      <style:text-properties officeooo:rsid="00503837" officeooo:paragraph-rsid="00503837"/>
    </style:style>
    <style:style style:name="P104" style:family="paragraph" style:parent-style-name="Text_20_body">
      <style:text-properties officeooo:paragraph-rsid="00bad026"/>
    </style:style>
    <style:style style:name="P105" style:family="paragraph" style:parent-style-name="Text_20_body">
      <style:text-properties officeooo:rsid="009fa982" officeooo:paragraph-rsid="00c0717f"/>
    </style:style>
    <style:style style:name="P106" style:family="paragraph" style:parent-style-name="Text_20_body">
      <style:text-properties officeooo:rsid="00c1bf64" officeooo:paragraph-rsid="00c1bf64"/>
    </style:style>
    <style:style style:name="P107" style:family="paragraph" style:parent-style-name="Text_20_body">
      <style:text-properties officeooo:rsid="00669d35" officeooo:paragraph-rsid="00669d35"/>
    </style:style>
    <style:style style:name="P108" style:family="paragraph" style:parent-style-name="Text_20_body">
      <style:text-properties officeooo:rsid="005d3f86" officeooo:paragraph-rsid="00631543"/>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a9fc4"/>
    </style:style>
    <style:style style:name="T8" style:family="text">
      <style:text-properties officeooo:rsid="004d7971"/>
    </style:style>
    <style:style style:name="T9" style:family="text">
      <style:text-properties officeooo:rsid="004e7ee4"/>
    </style:style>
    <style:style style:name="T10" style:family="text">
      <style:text-properties officeooo:rsid="004e9858"/>
    </style:style>
    <style:style style:name="T11" style:family="text">
      <style:text-properties officeooo:rsid="00503837"/>
    </style:style>
    <style:style style:name="T12" style:family="text">
      <style:text-properties officeooo:rsid="0051005c"/>
    </style:style>
    <style:style style:name="T13" style:family="text">
      <style:text-properties officeooo:rsid="00534f1f"/>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b61f4" style:font-weight-asian="normal" style:font-weight-complex="normal"/>
    </style:style>
    <style:style style:name="T17" style:family="text">
      <style:text-properties officeooo:rsid="005c32d5"/>
    </style:style>
    <style:style style:name="T18" style:family="text">
      <style:text-properties officeooo:rsid="005d3f86"/>
    </style:style>
    <style:style style:name="T19" style:family="text">
      <style:text-properties officeooo:rsid="005e5b4a"/>
    </style:style>
    <style:style style:name="T20" style:family="text">
      <style:text-properties officeooo:rsid="006126a5"/>
    </style:style>
    <style:style style:name="T21" style:family="text">
      <style:text-properties officeooo:rsid="00631543"/>
    </style:style>
    <style:style style:name="T22" style:family="text">
      <style:text-properties officeooo:rsid="0066156b"/>
    </style:style>
    <style:style style:name="T23" style:family="text">
      <style:text-properties officeooo:rsid="005b61f4"/>
    </style:style>
    <style:style style:name="T24" style:family="text">
      <style:text-properties officeooo:rsid="00669d35"/>
    </style:style>
    <style:style style:name="T25" style:family="text">
      <style:text-properties officeooo:rsid="006839a7"/>
    </style:style>
    <style:style style:name="T26" style:family="text">
      <style:text-properties officeooo:rsid="00684eb8"/>
    </style:style>
    <style:style style:name="T27" style:family="text">
      <style:text-properties officeooo:rsid="006dc2b6"/>
    </style:style>
    <style:style style:name="T28" style:family="text">
      <style:text-properties officeooo:rsid="006fe426"/>
    </style:style>
    <style:style style:name="T29" style:family="text">
      <style:text-properties officeooo:rsid="0070dcc0"/>
    </style:style>
    <style:style style:name="T30" style:family="text">
      <style:text-properties fo:language="en" fo:country="GB"/>
    </style:style>
    <style:style style:name="T31" style:family="text">
      <style:text-properties fo:language="en" fo:country="GB" officeooo:rsid="0078722c"/>
    </style:style>
    <style:style style:name="T32" style:family="text">
      <style:text-properties officeooo:rsid="007b2f0c"/>
    </style:style>
    <style:style style:name="T33" style:family="text">
      <style:text-properties officeooo:rsid="0081d1bd"/>
    </style:style>
    <style:style style:name="T34" style:family="text">
      <style:text-properties officeooo:rsid="0083a4c8"/>
    </style:style>
    <style:style style:name="T35" style:family="text">
      <style:text-properties officeooo:rsid="008acad6"/>
    </style:style>
    <style:style style:name="T36" style:family="text">
      <style:text-properties officeooo:rsid="008ef42c"/>
    </style:style>
    <style:style style:name="T37" style:family="text">
      <style:text-properties officeooo:rsid="00908836"/>
    </style:style>
    <style:style style:name="T38" style:family="text">
      <style:text-properties officeooo:rsid="00909e66"/>
    </style:style>
    <style:style style:name="T39" style:family="text">
      <style:text-properties officeooo:rsid="00919b97"/>
    </style:style>
    <style:style style:name="T40" style:family="text">
      <style:text-properties officeooo:rsid="009230e9"/>
    </style:style>
    <style:style style:name="T41" style:family="text">
      <style:text-properties officeooo:rsid="00930347"/>
    </style:style>
    <style:style style:name="T42" style:family="text">
      <style:text-properties officeooo:rsid="00968c6c"/>
    </style:style>
    <style:style style:name="T43" style:family="text">
      <style:text-properties officeooo:rsid="0097157a"/>
    </style:style>
    <style:style style:name="T44" style:family="text">
      <style:text-properties officeooo:rsid="009ab329"/>
    </style:style>
    <style:style style:name="T45" style:family="text">
      <style:text-properties officeooo:rsid="009e80e3"/>
    </style:style>
    <style:style style:name="T46" style:family="text">
      <style:text-properties officeooo:rsid="00a0998b"/>
    </style:style>
    <style:style style:name="T47" style:family="text">
      <style:text-properties officeooo:rsid="00a14916"/>
    </style:style>
    <style:style style:name="T48" style:family="text">
      <style:text-properties officeooo:rsid="00a2c984"/>
    </style:style>
    <style:style style:name="T49" style:family="text">
      <style:text-properties officeooo:rsid="00a47829"/>
    </style:style>
    <style:style style:name="T50" style:family="text">
      <style:text-properties officeooo:rsid="00a61ebd"/>
    </style:style>
    <style:style style:name="T51" style:family="text">
      <style:text-properties officeooo:rsid="009ca143"/>
    </style:style>
    <style:style style:name="T52" style:family="text">
      <style:text-properties officeooo:rsid="00a71cf4"/>
    </style:style>
    <style:style style:name="T53" style:family="text">
      <style:text-properties officeooo:rsid="00a88a18"/>
    </style:style>
    <style:style style:name="T54" style:family="text">
      <style:text-properties fo:color="#c9211e"/>
    </style:style>
    <style:style style:name="T55" style:family="text">
      <style:text-properties officeooo:rsid="00aedba3"/>
    </style:style>
    <style:style style:name="T56" style:family="text">
      <style:text-properties officeooo:rsid="00b1e8df"/>
    </style:style>
    <style:style style:name="T57" style:family="text">
      <style:text-properties officeooo:rsid="00b5f2df"/>
    </style:style>
    <style:style style:name="T58" style:family="text">
      <style:text-properties officeooo:rsid="00b65966"/>
    </style:style>
    <style:style style:name="T59" style:family="text">
      <style:text-properties officeooo:rsid="00b7c9b7"/>
    </style:style>
    <style:style style:name="T60" style:family="text">
      <style:text-properties officeooo:rsid="00b8155d"/>
    </style:style>
    <style:style style:name="T61" style:family="text">
      <style:text-properties officeooo:rsid="00bad026"/>
    </style:style>
    <style:style style:name="T62" style:family="text">
      <style:text-properties officeooo:rsid="00bcae22"/>
    </style:style>
    <style:style style:name="T63" style:family="text">
      <style:text-properties officeooo:rsid="00c0717f"/>
    </style:style>
    <style:style style:name="T64" style:family="text">
      <style:text-properties officeooo:rsid="00c09de7"/>
    </style:style>
    <style:style style:name="T65" style:family="text">
      <style:text-properties officeooo:rsid="00c1bf64"/>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Ouroboros</text:h>
      <text:p text:style-name="P41"><text:span text:style-name="T31">A</text:span><text:span text:style-name="T30">ntoine Robin</text:span></text:p>
      <text:h text:style-name="P100" text:outline-level="1">Introduction</text:h>
      <text:h text:style-name="P98" text:outline-level="1">The <text:span text:style-name="T7">Wilderness and the Spark</text:span></text:h>
      <text:h text:style-name="P98" text:outline-level="1">Character creation</text:h>
      <text:h text:style-name="Heading_20_2" text:outline-level="2">General rules</text:h>
      <text:p text:style-name="P53">A character is created in 4 steps, each corresponding to a package of things: background, calling, manifestation and specialisation.</text:p>
      <text:p text:style-name="P53">As a general rule, at character creation, a character may not have any attribute above 6, and any skill above 5.</text:p>
      <text:h text:style-name="P95" text:outline-level="2">Background</text:h>
      <text:p text:style-name="P53">Every character comes from somewhere, which will mostly define the beginning of the story, not necessarily how they will evolve later.</text:p>
      <text:p text:style-name="P53">Each background provides several attribute and skill points, as well as some starting equipment.</text:p>
      <text:h text:style-name="Heading_20_3" text:outline-level="3">Mercenary</text:h>
      <text:p text:style-name="P53">Mercenaries are professional fighters, but they don’t work for one particular faction or Haven, but instead for who is able to pay their price. It is a dangerous and often short life, but one can become famous, either by slaying creatures or by slaying men.</text:p>
      <text:p text:style-name="P53">Attributes: Speed +1, Might or Precision +1, one other +1</text:p>
      <text:p text:style-name="P53">Skills: Weapon(choice) +1, athletics +1, stability +1, two others +1.</text:p>
      <text:p text:style-name="P53">Starting gear: light or heavy armor, one <text:span text:style-name="T42">common </text:span>weapon</text:p>
      <text:h text:style-name="Heading_20_3" text:outline-level="3">Noble</text:h>
      <text:p text:style-name="P53">Born to lead and command, but also targets to other nobles. Many Havens are controlled by the aristocracy, which is often <text:span text:style-name="T42">called to defend its domain against creatures and invading or raiding armies.</text:span></text:p>
      <text:p text:style-name="P54">Attributes: Empathy +1, Precision or Speed +1, one other +1</text:p>
      <text:p text:style-name="P54">Skills: Parry or Dodge +1, Discussion +1, Intimidation or Negotiation +1, two others +1</text:p>
      <text:p text:style-name="P54">Starting gear: one uncommon item, common weapon or light armor</text:p>
      <text:h text:style-name="Heading_20_3" text:outline-level="3">Slave</text:h>
      <text:p text:style-name="P54">Many workers are exploited by the powerful and the ruthless: bandits, warlords, cults and worse. They are condemned to a slow and painful death over the years, except if they either rebel or escape. Of course, rebellions are often crushed, and escapees caught and often executed as examples.</text:p>
      <text:p text:style-name="P54">Attributes: Stamina +1, Speed or Might +1, one other +1</text:p>
      <text:p text:style-name="P54">Skills: Survival +1, Athletics +1, Stability +1, two others +1.</text:p>
      <text:p text:style-name="P54">Starting gear: one common item.</text:p>
      <text:h text:style-name="Heading_20_3" text:outline-level="3"><text:soft-page-break/>Survivor</text:h>
      <text:p text:style-name="P54">Death may come from many directions in the Wilderness, and some Havens are almost as dangerous. Some people have gone through horrible history and got really close to being killed in some violent or gruesome way.</text:p>
      <text:p text:style-name="P54">Attributes: Stamina +1, Wild or Corruption +1, other +1</text:p>
      <text:p text:style-name="P54">Skills: Survival +1, Stealth +1, Camp and cooking +1, two others +1</text:p>
      <text:p text:style-name="P54">Starting gear: Clothing or light armor, one common item.</text:p>
      <text:h text:style-name="P96" text:outline-level="2">Calling</text:h>
      <text:p text:style-name="P55">Players characters have agenda and a destiny, which may manifest in a variety of ways.</text:p>
      <text:p text:style-name="P55">Each calling provides attribute and skill points, but also Story elements, which may be used by the player to add specific scene to the Story.</text:p>
      <text:h text:style-name="Heading_20_3" text:outline-level="3">Conquest</text:h>
      <text:p text:style-name="P55">Your ambition is to unite Havens under your banner, for egoistic or altruistic reasons, and you may use negotiation, treachery, open warfare or intimidation as some of the tools at your disposal. But be careful, for many others will try to use the same tactics on you.</text:p>
      <text:p text:style-name="P55">Attributes: Might or Power +1, Corruption or Empathy +1, one other +</text:p>
      <text:p text:style-name="P55">Skills: Weapon or Spells (choice) +1, lore (war or Havens) +2, two others +1</text:p>
      <text:h text:style-name="Heading_20_3" text:outline-level="3">Legacy</text:h>
      <text:p text:style-name="Text_20_body">Your family is an ancient one, with many secrets and a history to uncover. You have set yourself to search for clues about this buried past. And it has proven to be a challenging task, for it is buried deep, or someone has <text:span text:style-name="T43">buried</text:span> it deep enough to hide it from most.</text:p>
      <text:p text:style-name="Text_20_body">Attributes: Empathy +1, Wild or Precision +1, one other +1</text:p>
      <text:p text:style-name="Text_20_body">Skills: Lore (Heraldry or history) +2, observation +1, two others +2</text:p>
      <text:h text:style-name="Heading_20_3" text:outline-level="3">Revenge</text:h>
      <text:p text:style-name="Text_20_body">You have been wronged in the past: betrayed, left for dead, cursed or otherwise trapped. But you have survived this injustice and have not forgotten who is responsible. And you will make them pay for what they did to you.</text:p>
      <text:p text:style-name="Text_20_body">Attributes: Speed +1, Might or Precision +1, one other +1</text:p>
      <text:p text:style-name="Text_20_body">Skills: Weapon or spell (choice) +1, lore (enemy) +2, two others +1.</text:p>
      <text:h text:style-name="Heading_20_3" text:outline-level="3">Understanding</text:h>
      <text:p text:style-name="Text_20_body">You have crossed the past of one of the mystery of the world, and it has left an impression. You now seek to find out what it was, how it works, and to gain its knowledge. Many of these secrets have, however, sinister origins, and you should be careful about this path you have started to explore.</text:p>
      <text:p text:style-name="Text_20_body">Attributes: Empathy +1, Corruption or Wilderness +1, other +1</text:p>
      <text:p text:style-name="Text_20_body"><text:soft-page-break/>Skills: Lore (choice) +2, observation +1, two others +1.</text:p>
      <text:h text:style-name="Heading_20_2" text:outline-level="2">Manifestation of the Spark</text:h>
      <text:p text:style-name="P56">Each character is special through the Spark, which is the way the magic of the world works with them. It provides the character with attributes, skills, one action, and one passive option that may be selected: each character selects one passive option, either from this manifestation or from their specialisation.</text:p>
      <text:h text:style-name="Heading_20_3" text:outline-level="3">Death</text:h>
      <text:p text:style-name="P56">The character is very close to the other side, or perhaps they have already crossed that threshold once, and came back as undead. For others, death follows in their wake, sometimes by war, sometimes by plague. Finally, some have studied the secrets of death, and have learned some occult secret about it.</text:p>
      <text:p text:style-name="P56">Attributes: Stamina +1, Corruption +1, one other +1</text:p>
      <text:p text:style-name="P56">Skills: affinity (death) +<text:span text:style-name="T49">2, Spells (corruption) +2,</text:span> intimidation +1, 4 other +1</text:p>
      <text:p text:style-name="P57">Action – Bone burst: IC 3. Attack causing [Power] damage. Tags: short range from a corpse at short range, spell, magic, attack, necromancy, focus(death)</text:p>
      <text:p text:style-name="P58">Passive option<text:span text:style-name="T49"> – </text:span>Regeneration: <text:span text:style-name="T49">the character may heal one HP each time the initiative counter gets to a multiple of 10.</text:span></text:p>
      <text:h text:style-name="Heading_20_3" text:outline-level="3">Elementary</text:h>
      <text:p text:style-name="P58">Some characters have a mastery over a specific element, from innate ability or long studies. This element pretty much runs through their veins <text:span text:style-name="T44">and they are able to channel it at will. Most of the time, they carry with them something that helps them create or focus on their specific element.</text:span></text:p>
      <text:p text:style-name="P59">Attributes: Power +1, Stamina (earth) or Speed (Fire) or Precision (Water) +1, one other free +1</text:p>
      <text:p text:style-name="P59">Skills: Affinity (elements) +3, cast ([element]) +3, 4 other +1</text:p>
      <text:p text:style-name="P59">Action – elementary bolt: IC4. Effects: The character flings a bolt of their element toward the enemy. This is a physical magic attack, damage is [Power]. Tags: long range, spell, magic, attack, [Element], focus(element)</text:p>
      <text:p text:style-name="P59">Passive option (earth) – Resilience: <text:span text:style-name="T49">After casting an Earth spell, the character gains physical resistance 3 against next attack.</text:span></text:p>
      <text:p text:style-name="P59">Passive option (fire) - Fire spreads: <text:span text:style-name="T49">If the characters kills an enemy with a Fire spell, any additional damage may be transferred to a creature at short range from the first, resistance is applied normally.</text:span></text:p>
      <text:p text:style-name="P59">Passive option (water) - Run through: <text:span text:style-name="T49">after casting a Water spell, the character may immediately move [movement]m, ignoring any terrain features.</text:span></text:p>
      <text:h text:style-name="Heading_20_3" text:outline-level="3">Entity</text:h>
      <text:p text:style-name="P60">The character communicate with a specific entity, although they may not be fully aware of what entity exactly. The main thing is that it is powerful, is not on the same plane of existence, and is <text:soft-page-break/>sometimes able to show itself, but it has barely any ability to act directly upon reality. The character may be the only vessel they have to do so.</text:p>
      <text:p text:style-name="P60">Attributes: Empathy +1, Stamina +1, one other +1</text:p>
      <text:p text:style-name="P60">Skills: Affinity (beyond the veil) +3, lore (occult) +<text:span text:style-name="T50">2, Spells (corruption) +1</text:span>, 4 other +1.</text:p>
      <text:p text:style-name="P66"><text:span text:style-name="T51">Action – Vision of the Truth: IC 6. </text:span>Effects: a powerful entity shows a glimpse of itself on the <text:span text:style-name="T25">battlefield</text:span>, shredding the walls of reality. Targets suffer a spiritual <text:span text:style-name="T52">focus </text:span>attack. Damage is [Power] <text:span text:style-name="T51">Tags: spell, attack, targets (Power), short range, spiritual, magic, focus(corruption or faith).</text:span></text:p>
      <text:p text:style-name="P60">Passive option – Familiar: <text:span text:style-name="T50">The character is accompanied by a strange little creature, that seems to whisper some things into their ears, for a price. The character may reroll any lore check, but suffers one damage that cannot be protected against.</text:span></text:p>
      <text:h text:style-name="Heading_20_3" text:outline-level="3">Physical</text:h>
      <text:p text:style-name="P60">Some character are able to display incredible physical abilities: jumping several meters high, moving faster than anyone else or feat of unimaginable strength. <text:span text:style-name="T45">There seems to be no real origin for such feats, since no amount of training will allow anyone to replicate them.</text:span></text:p>
      <text:p text:style-name="P61">Attributes: Might +1, Stamina or Precision or Speed +1, one other +1</text:p>
      <text:p text:style-name="P61">Skills: Athletics +2, Stability +2, Resting +2, 4 other +1.</text:p>
      <text:p text:style-name="P61">Action<text:span text:style-name="T50"> – </text:span>Ride the beast: <text:span text:style-name="T50">IC 5. WAITING FOR SUITABLE GENERAL RULES</text:span></text:p>
      <text:p text:style-name="P61">Passive option<text:span text:style-name="T50"> – </text:span>Defensive mobility: <text:span text:style-name="T50">T</text:span>he characters <text:span text:style-name="T50">may</text:span> move [margin of the check]m <text:span text:style-name="T50">each time they make</text:span> a reaction.</text:p>
      <text:h text:style-name="Heading_20_2" text:outline-level="2">Specialisation</text:h>
      <text:p text:style-name="P61">Each character has a specialisation, which corresponds to their role during the game. More specialisations will be added later.</text:p>
      <text:p text:style-name="P61">Each one brings attributes, skills, one action, as well as one passive option.</text:p>
      <text:h text:style-name="Heading_20_3" text:outline-level="3">Knight</text:h>
      <text:p text:style-name="P61">Knights are bulwarks, protectors, and inspiration for others. Many are found amongst the defender of Havens, leading hunts against the Beasts, and have a major role in their communities. Some have fallen to madness or corruption, and represent a grave threat to the safety of Havens.</text:p>
      <text:p text:style-name="P61">Attributes: Might +1, Stamina or Speed +1, one other +1</text:p>
      <text:p text:style-name="P61">Skills: +3 weapon (choice), +2 parry or dodge, +1 willpower, +1 intimidation, +2 athletics, +2 stability, +3 lore (choice), +1 negotiation, 5 other +1.</text:p>
      <text:h text:style-name="Heading_20_4" text:outline-level="4">Actions</text:h>
      <text:p text:style-name="P104"><text:span text:style-name="T45">Raise the banner high: IC: 2. </text:span>Effects: The character may raise up a symbol of their authority or pride, to bring more courage to their allies. Targeted characters will reduce the IC of their next action by <text:span text:style-name="T52">the margin of an Empathy+Willpower or Might + Willpower check (made by the knight), </text:span><text:soft-page-break/><text:span text:style-name="T52">versus a difficulty of 3. Tags: Targets (5), short range, order. This character is not affected by this action.</text:span></text:p>
      <text:p text:style-name="P104"><text:span text:style-name="T61">Rally the troops: IC 4. Effects: An ally character within line of sight may use a movement action for free right now.</text:span> <text:span text:style-name="T61">Tags: buff, order, long range.</text:span></text:p>
      <text:p text:style-name="P104"><text:span text:style-name="T61">D</text:span>ual attack: <text:span text:style-name="T61">IC 7. Effects: You make a normal melee attack, and an ally character of your choosing that is adjacent to the same target may do the same for free.</text:span></text:p>
      <text:p text:style-name="P104"><text:span text:style-name="T61">Breaking the ranks: IC 6. You move Movement meters, and shove everything in the path. Tags : Movement, shove, charging, quick.</text:span> </text:p>
      <text:p text:style-name="P104"><text:span text:style-name="T61">Break their body and will</text:span>: <text:span text:style-name="T61">IC 8. Effects: you make a normal attack, dealing additional damage equal to your might. Tags: attack, interrupting, weapon range.</text:span></text:p>
      <text:p text:style-name="P104"><text:span text:style-name="T61">Reaping the ranks: IC 6. Effects: You make a normal attack against every target. Damage is halved for each target. Tags: attack, weapon range, cone(frontal arc).</text:span></text:p>
      <text:p text:style-name="P104"><text:span text:style-name="T63">Pushing back the tides</text:span>: <text:span text:style-name="T62">IC 5. You violently bash the enemy. You make a Might+Stamina check, versus the enemy defence, dealing 1 damage to the target. If you use a shield for this, you get +2 to the check. Tags: interrupting, <text:s/>shove, attack, arm’s range.</text:span></text:p>
      <text:p text:style-name="P104"><text:span text:style-name="T63">Suffer for the cause: IC5. Trigger: an ally within Movement meters is the target of an attack. You move Movement meters immediately</text:span> <text:span text:style-name="T63">and replace your ally as the target of the triggering attack. Tags: reaction, movement.</text:span></text:p>
      <text:h text:style-name="Heading_20_4" text:outline-level="4">Passive<text:span text:style-name="T63">s</text:span></text:h>
      <text:p text:style-name="P105">Lead by example: <text:span text:style-name="T52">each time the character hits an enemy, one allied character gains an inspiration token(cumulative up to their Empathy). Each inspiration token adds +1 to their physical attack checks.</text:span></text:p>
      <text:p text:style-name="P105"><text:span text:style-name="T64">T</text:span>actical acumen: <text:span text:style-name="T64">if you or an ally attack a target while being on each side of it, you get +2 to the attack checks.</text:span></text:p>
      <text:p text:style-name="P105"><text:span text:style-name="T64">F</text:span>ollow along: <text:span text:style-name="T64">whenever you make a movement action, if an ally is adjacent, they may move the same distance for free.</text:span></text:p>
      <text:p text:style-name="P105"><text:span text:style-name="T65">Dragon slayer</text:span>: <text:span text:style-name="T64">when an attack hits a target, the target gains a vulnerability token.</text:span> <text:span text:style-name="T64">When you attack a target with vulnerability tokens, you suffer no penalty to ta rget a weak spot.</text:span></text:p>
      <text:p text:style-name="P105"><text:span text:style-name="T65">A</text:span>rmor mobility: <text:span text:style-name="T65">you </text:span>ignore 1 bulk <text:span text:style-name="T65">from the total of your equipment.</text:span></text:p>
      <text:p text:style-name="P105"><text:span text:style-name="T65">S</text:span>hield mastery: <text:span text:style-name="T65">Actions made with a shield are made with a +2 bonus to the checks.</text:span></text:p>
      <text:h text:style-name="Heading_20_4" text:outline-level="4">Preparations</text:h>
      <text:p text:style-name="Text_20_body">Military advice - <text:s/><text:span text:style-name="T65">Resources: none.</text:span> <text:span text:style-name="T65">This preparation requires an Empathy + Negociation check. Each success gives the target an action dice.</text:span></text:p>
      <text:p text:style-name="Text_20_body">Armor advice – <text:span text:style-name="T65">Resources: maintenance resources. An ally may reduce the bulk of their equipment by 1 until the next stop at a haven.</text:span></text:p>
      <text:h text:style-name="Heading_20_3" text:outline-level="3"><text:soft-page-break/>Slayer</text:h>
      <text:p text:style-name="P62">Beasts and threats must be dealt with, and slayers are there to provide the killing blow. Each has their own style to to the killing, <text:span text:style-name="T46">be it a flurry of strikes by daggers, or brutal two-handed weapon swings.</text:span></text:p>
      <text:p text:style-name="P63">Attributes: Speed +1, Precision +1, one other +1</text:p>
      <text:p text:style-name="P63">Skills: +3 weapon (choice), +2 athletics, +3 dodge, +2 tracking or stealth, +2 intimidation, +1 craft (choice), +2 survival, 5 other +1.</text:p>
      <text:p text:style-name="P67"><text:span text:style-name="T46">Action – Critical strike: IC: 6. </text:span>Effects: the character may attack an identified weak point of an enemy. If the strike succeeds, the attack gains the tags lethal and piercing. <text:span text:style-name="T46">Tags: attack, weapon-range, charging</text:span></text:p>
      <text:p text:style-name="P63">Passive option – chained attacks: Each time the character attacks an opponent, it <text:span text:style-name="T59">adds a ‘chain’ token to this enemy</text:span>. Each chain token adds +1 damage for subsequent attacks by this characte<text:span text:style-name="T59">r. An enemy may not have more than Precision chain tokens.</text:span></text:p>
      <text:h text:style-name="Heading_20_3" text:outline-level="3">Witch</text:h>
      <text:p text:style-name="P63">Dark things are lurking, both beyond the veil and into the dark corners of the world. Witches tend to like the sound of their voices, and listen to what they have to say: occult secrets, <text:span text:style-name="T47">spirit of nature’s names. Many will eventually get corrupted by this knowledge, but this will not stop new witches to appear.</text:span></text:p>
      <text:p text:style-name="P64">Attributes: Power +1, Corruption or Wilderness +1, one other +1</text:p>
      <text:p text:style-name="P64">Skills: +3 affinity (choice), +3 spells (choice), +2 logic, +2 rituals (choice), +2 willpower, +1 dodge, +1 camp and cooking, +1 observation, five other +1.</text:p>
      <text:p text:style-name="P64">Action – Shackles: <text:span text:style-name="T52">IC 5. Effects: If the target is successfully hit by this magic spiritual attack, it suffers 1 damage that cannot be resisted. Tags: spiritual, magic, attack, curse, charging, interrupting.</text:span></text:p>
      <text:p text:style-name="P64">Passive option – Curses within curses: <text:span text:style-name="T52">If a curse from this character is resisted, it may be redirected to another hostile target within range instead.</text:span></text:p>
      <text:h text:style-name="Heading_20_3" text:outline-level="3">Zealot</text:h>
      <text:p text:style-name="P64">The horrors of the Cataclysm have brought many people over the edge of sanity, and a myriad of different cults have appeared since, many professing salvation through pain, self-punishment, and various other ‘penitence’. <text:span text:style-name="T48">They make for hardy companion, if one can stand their self-inflicted torture.</text:span></text:p>
      <text:p text:style-name="P65">Attributes: Stamina +1, Empathy +1, one other +1</text:p>
      <text:p text:style-name="P65">Skills: +3 weapon (choice), +3 religion (choice), +2 affinity (divine), +2 stability or dodge, +2 willpower, +1 intimidation, +1 tracking, +1 lore (choice), 5 other +1.</text:p>
      <text:p text:style-name="P65">Action – Rivers of blood: <text:span text:style-name="T53">IC 4. Effects: physical attack inflicting [Might/2] damage to targets. Tags: attack, targets (Speed), weapon-range.</text:span></text:p>
      <text:p text:style-name="P65">Passive option – Suffering leads to clarity: <text:span text:style-name="T59">If the character has lost more than half their HP, they add 2 to any damage they inflict with physical or spiritual attacks.</text:span></text:p>
      <text:h text:style-name="P98" text:outline-level="1">Rules</text:h>
      <text:h text:style-name="Heading_20_2" text:outline-level="2">Checks</text:h>
      <text:h text:style-name="Heading_20_3" text:outline-level="3">Basic checks</text:h>
      <text:p text:style-name="P3">Checks are defined by their pool and threshold.</text:p>
      <text:p text:style-name="P2">Checks are made by rolling a number of d10 equals to the pool. </text:p>
      <text:p text:style-name="P2">Any result with 8+ is a success, and 10s are explosives: you may roll an additional dice for each one and keep any success generated that way. <text:span text:style-name="T3">You may continue to reroll any die that keep exploding.</text:span></text:p>
      <text:p text:style-name="P2">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text:span text:style-name="T27">should</text:span> be clear about what the cost is supposed to be, but players can always offer another idea if they feel it can bring something to their story.</text:p>
      <text:h text:style-name="Heading_20_3" text:outline-level="3">Oppos<text:span text:style-name="T13">ed</text:span> checks</text:h>
      <text:p text:style-name="P3">Oppos<text:span text:style-name="T13">ed</text:span> checks are made by having two players (or a player and the GM) roll each a check, and comparing the result with one another, as if the number of success of the opposing side was the threshold.</text:p>
      <text:p text:style-name="P5">In case of a draw, the G<text:span text:style-name="T13">M</text:span> has the final say in what happens, the general guideline being both side <text:span text:style-name="T13">should get something, for instance, half the damage on an attack.</text:span></text:p>
      <text:h text:style-name="Heading_20_3" text:outline-level="3">Pushing a <text:span text:style-name="T1">check</text:span></text:h>
      <text:p text:style-name="P4">A player (not the GM) can decide to push any check, increasing the potential result, but taking <text:span text:style-name="T2">more </text:span>risks as well.</text:p>
      <text:p text:style-name="P39">In that case, successes are obtained on 6+, but <text:span text:style-name="T9">the character suffers a number of damages equal to the number of 1s. These damages may never be reduced by any mean.</text:span></text:p>
      <text:p text:style-name="P40">The choice to push a check must be done before rolling, or implies to fully reroll the check, and accept the second result, even if it is worse than the first.</text:p>
      <text:h text:style-name="Heading_20_3" text:outline-level="3">Teamwork</text:h>
      <text:p text:style-name="P107">If one or several characters are attempting to help another succeed, they may use the teamwork rule: each character makes a check, and each success is added to the main check’s pool of dices.</text:p>
      <text:h text:style-name="Heading_20_3" text:outline-level="3">Action dices</text:h>
      <text:p text:style-name="P106">Some preparations or actions may give a character action dices. These can be used as bonus successes on a check, <text:span text:style-name="T66">after</text:span><text:span text:style-name="T67"> the initial dices are rolled, to change the result or get a better margin.</text:span></text:p>
      <text:p text:style-name="P106"><text:span text:style-name="T67"/></text:p>
      <text:h text:style-name="Heading_20_2" text:outline-level="2"><text:soft-page-break/>Attributes</text:h>
      <text:h text:style-name="Heading_20_3" text:outline-level="3">Corruption</text:h>
      <text:p text:style-name="P6">The way in which the corruption has grown into the character. It may not control their actions, but it will certainly influence them over time.</text:p>
      <text:p text:style-name="P6">It is used to better understand this corruption, and harness its powers to use weird and damning abilities.</text:p>
      <text:h text:style-name="Heading_20_3" text:outline-level="3">Empathy</text:h>
      <text:p text:style-name="P23">The way a character can interact with ease with others, and understand their motives and feelings.<text:line-break/>Its most common use is to negotiate <text:span text:style-name="T4">with</text:span> others, but also to practice medicine.</text:p>
      <text:h text:style-name="Heading_20_3" text:outline-level="3">Might</text:h>
      <text:p text:style-name="P7">The physical strength, that is very useful to repel the creatures, but also other humans.</text:p>
      <text:p text:style-name="P7">Its has fairly limited use out of combat, but <text:span text:style-name="T5">is the attribute that mostly corresponds to damages, and the use of overly large weapons.</text:span></text:p>
      <text:h text:style-name="Heading_20_3" text:outline-level="3">Power</text:h>
      <text:p text:style-name="P24">Power measures how much magic the character can master by their will.</text:p>
      <text:p text:style-name="P24">It is used as a magic or spiritual equivalent to Might.</text:p>
      <text:h text:style-name="Heading_20_3" text:outline-level="3">Precision</text:h>
      <text:p text:style-name="P8">The ability to coordinate delicate movements, and-eye coordination, but also some degree of situational awareness.</text:p>
      <text:p text:style-name="P8">It is used for shooting ranged weapons, but also for most crafting skills.</text:p>
      <text:h text:style-name="Heading_20_3" text:outline-level="3">Speed</text:h>
      <text:p text:style-name="P9">The speed corresponds both to the ability to run fast, but also to make sudden moves.</text:p>
      <text:p text:style-name="P9">As Might, its main use is in combat, mostly for “light” characters that may want to be out of the way of creatures.</text:p>
      <text:h text:style-name="Heading_20_3" text:outline-level="3">Stamina</text:h>
      <text:p text:style-name="P9">Some try to dodge problems, a character with high stamina will probably just withstand them, or at least have more margin than its more fragile counterparts.</text:p>
      <text:p text:style-name="P9">It is used to withstand hits and attacks, both physical or magical, but also in the most physical crafts, such as metalwork.</text:p>
      <text:h text:style-name="Heading_20_3" text:outline-level="3">Wilderness</text:h>
      <text:p text:style-name="P9">Knowing the wilderness and the beasts ruling them is the first step leading to their defeat, or perhaps you feel more connection to them than to fellow humans.</text:p>
      <text:p text:style-name="P9"><text:soft-page-break/>It allows to track and learn about beasts with more efficiency, as well as using <text:span text:style-name="T6">primal</text:span> spells.</text:p>
      <text:h text:style-name="Heading_20_2" text:outline-level="2">Secondary scores</text:h>
      <text:p text:style-name="P28">Hit Points</text:p>
      <text:p text:style-name="P28">Passive defence</text:p>
      <text:h text:style-name="Heading_20_2" text:outline-level="2"><text:soft-page-break/>Skills</text:h>
      <text:h text:style-name="Heading_20_3" text:outline-level="3">Affinity: primal or divine or corruption</text:h>
      <text:h text:style-name="Heading_20_3" text:outline-level="3">Athletics</text:h>
      <text:h text:style-name="Heading_20_3" text:outline-level="3">C<text:span text:style-name="T11">amp and c</text:span>ooking</text:h>
      <text:h text:style-name="Heading_20_3" text:outline-level="3">Craft: metals, skins, bones and woods, <text:span text:style-name="T12">herbs&amp;potions</text:span></text:h>
      <text:h text:style-name="Heading_20_3" text:outline-level="3">Deception</text:h>
      <text:h text:style-name="Heading_20_3" text:outline-level="3">Discussion</text:h>
      <text:h text:style-name="Heading_20_3" text:outline-level="3">Dodge</text:h>
      <text:h text:style-name="Heading_20_3" text:outline-level="3">Intimidation</text:h>
      <text:h text:style-name="Heading_20_3" text:outline-level="3">Logic</text:h>
      <text:h text:style-name="Heading_20_3" text:outline-level="3">Lore: wilderness, corruption</text:h>
      <text:h text:style-name="Heading_20_3" text:outline-level="3">Miracles: church of Icons or Purple Cult</text:h>
      <text:h text:style-name="Heading_20_3" text:outline-level="3">Music</text:h>
      <text:h text:style-name="Heading_20_3" text:outline-level="3">Negotiation</text:h>
      <text:h text:style-name="Heading_20_3" text:outline-level="3">Observation</text:h>
      <text:h text:style-name="Heading_20_3" text:outline-level="3">Parry</text:h>
      <text:h text:style-name="Heading_20_3" text:outline-level="3">Religion: Church of Icons or Purple Cult</text:h>
      <text:h text:style-name="Heading_20_3" text:outline-level="3">Resting</text:h>
      <text:h text:style-name="Heading_20_3" text:outline-level="3">Rituals: corruption, fleshcraft</text:h>
      <text:h text:style-name="Heading_20_3" text:outline-level="3">Spells: primal or corruption</text:h>
      <text:h text:style-name="Heading_20_3" text:outline-level="3">Stability</text:h>
      <text:h text:style-name="Heading_20_3" text:outline-level="3">Stealth</text:h>
      <text:h text:style-name="Heading_20_3" text:outline-level="3">Survival</text:h>
      <text:h text:style-name="Heading_20_3" text:outline-level="3">Tracking</text:h>
      <text:h text:style-name="Heading_20_3" text:outline-level="3">Weapons: light, long, heavy, gunpowder, throw and missile weapons</text:h>
      <text:h text:style-name="Heading_20_3" text:outline-level="3"><text:soft-page-break/>Willpower</text:h>
      <text:h text:style-name="Heading_20_2" text:outline-level="2">Exploration <text:span text:style-name="T10">rules</text:span></text:h>
      <text:h text:style-name="P82" text:outline-level="3">Choosing a goal</text:h>
      <text:p text:style-name="P10">Different types of expeditions can be undertaken in the Wilderness, depending on what the goal is:</text:p>
      <text:list xml:id="list2413229831" text:style-name="L1">
        <text:list-item>
          <text:p text:style-name="P101">Hunting a specific beast</text:p>
        </text:list-item>
        <text:list-item>
          <text:p text:style-name="P101">Surveying a zone to find out what are the creatures and interest points, or to gather resources from this zone</text:p>
        </text:list-item>
        <text:list-item>
          <text:p text:style-name="P101">Going to a specific landmark, including a haven. <text:span text:style-name="T11">You need to know where is the landmark before planning an expedition to it,, otherwise you are surveying a zone</text:span></text:p>
        </text:list-item>
      </text:list>
      <text:p text:style-name="P10">These three categories will require different time to be completed, and different skillsets.</text:p>
      <text:h text:style-name="Heading_20_3" text:outline-level="3">Planning an expedition</text:h>
      <text:p text:style-name="P10">The GM will determine how long the party takes to make the journey to its destination, depending on terrain, and problems encountered along the way.</text:p>
      <text:p text:style-name="P10">Members of the party have to fulfil a number of roles for their expedition to go. If a role is not fulfilled, then the corresponding actions may not be undertaken. NPCs may fill one or more roles if necessary. A PC may only fulfil one role during expedition. Additional <text:span text:style-name="T11">characters</text:span> may <text:span text:style-name="T11">provide assistance to various checks. If necessary, a character may change their role during an expedition</text:span>:</text:p>
      <text:list xml:id="list3543919722" text:style-name="L2">
        <text:list-item>
          <text:p text:style-name="P102">Guide</text:p>
        </text:list-item>
        <text:list-item>
          <text:p text:style-name="P102">Camp master</text:p>
        </text:list-item>
        <text:list-item>
          <text:p text:style-name="P102">Watch<text:span text:style-name="T12">er</text:span></text:p>
        </text:list-item>
        <text:list-item>
          <text:p text:style-name="P102">Forager <text:span text:style-name="T11">(optional)</text:span></text:p>
        </text:list-item>
      </text:list>
      <text:p text:style-name="P11">Some expedition goals may require additional roles/</text:p>
      <text:list xml:id="list2864453849" text:style-name="L3">
        <text:list-item>
          <text:p text:style-name="P103">To survey a zone, you need a surveyor, and you may need gatherers (optional)</text:p>
        </text:list-item>
        <text:list-item>
          <text:p text:style-name="P103">To hunt a specific beast, you will need to have a tracker</text:p>
        </text:list-item>
      </text:list>
      <text:h text:style-name="Heading_20_3" text:outline-level="3">Every step of the way</text:h>
      <text:p text:style-name="P10">Each day, the party needs to <text:span text:style-name="T11">undertake a few tasks, in order to survive in the Wilderness, depending on the role the character has chosen.</text:span></text:p>
      <text:p text:style-name="P11">Each day the <text:span text:style-name="T14">guide</text:span> needs to roll to make sure the party is heading the right direction. The difficulty will vary depending on what the party is looking for: a specific place is much harder to find than a huge zone you want to survey. <text:span text:style-name="T12">If you have several guides, they use the teamwork rules to figure out the path to follow.</text:span></text:p>
      <text:p text:style-name="P11">The <text:span text:style-name="T14">camp master</text:span> is the one in charge with setting up the camp and cooking for the rest of the group. It may seem trivial, but it is part of the preparation na party may undertake before a day full <text:soft-page-break/>of dangers. Each success will reduce the threshold for the resting <text:span text:style-name="T12">check of one party member from hard to easy. You may have several camp masters, they each may make a check.</text:span></text:p>
      <text:p text:style-name="P12">The <text:span text:style-name="T14">watcher </text:span>makes sure no danger is able to take the party by surprise, either by keeping an eyes on the surroundings or proactively roaming around the party to find out what may threaten them. Checks are opposed by any danger the group may encounter, from creatures to natural dangers. If you have several watchers, they use the teamwork rules to find danger.</text:p>
      <text:p text:style-name="P12"><text:span text:style-name="T14">Forager</text:span> is tasked with finding food, water and basic fuel for the camp master. Every success in the daily check allows to provide the basic resources needed for one character; every missing may be complemented with rations the party may take with them. You may have several foragers, in which case, each makes their own check.</text:p>
      <text:p text:style-name="P12">The <text:span text:style-name="T14">surveyor </text:span>is tasked with finding interesting resources and creatures in a zone. They may make a check per day, when in the surveyed zone, to find resources to get from the Wilderness: creatures, minerals, plants; each success corresponds to one level of resource from the zone they are looking into, up to the resource level decided by the DM. More in the resource gathering rules. If a party has several surveyors, they use teamwork rules.</text:p>
      <text:p text:style-name="P43"><text:span text:style-name="T14">Gatherers</text:span> are actively looking to get resources from a surveyed zone. They can undertake a check each day as per the gathering resources rules. If you have several gatherers, each may roll their own checks.</text:p>
      <text:h text:style-name="Heading_20_3" text:outline-level="3">Preparations</text:h>
      <text:p text:style-name="P44">Preparations are downtime actions that may help characters to overcome future obstacles, by preparing their gear, sharing some knowledge, or just relaxing before getting back into the wilderness. They may be taken during explorations or at a haven, and most will require some resources to be undertaken.</text:p>
      <text:h text:style-name="Heading_20_4" text:outline-level="4">Bless</text:h>
      <text:p text:style-name="P45">Resources: 2 ritual resources</text:p>
      <text:p text:style-name="P45">A character that is blessed <text:span text:style-name="T35">may reroll one check completely as if pushing the check, but without taking any damage. A character may not benefit from more than one blessing at a time.</text:span></text:p>
      <text:h text:style-name="Heading_20_4" text:outline-level="4">Brew potions</text:h>
      <text:p text:style-name="P46">Resources: 1 alchemical resource</text:p>
      <text:p text:style-name="P46">The character may create a potion or alchemical creation.</text:p>
      <text:h text:style-name="Heading_20_4" text:outline-level="4">Cooking</text:h>
      <text:p text:style-name="P47">Resources: 1 food resource per affected characters</text:p>
      <text:p text:style-name="P47">A character that benefits from a good meal is restored to its full HP.</text:p>
      <text:h text:style-name="Heading_20_4" text:outline-level="4">Divining</text:h>
      <text:p text:style-name="P48">Resources: 2 magical resources</text:p>
      <text:p text:style-name="P49"><text:soft-page-break/>One character may fully reroll the failed dices of a check of their choosing. A character may not benefit from 2 divinations at a time.</text:p>
      <text:h text:style-name="Heading_20_4" text:outline-level="4">Encouragement</text:h>
      <text:p text:style-name="P48">Resources: none</text:p>
      <text:p text:style-name="P49">This needs an empathy+discussion check, with a difficulty of 3. If succeeded, the affected character may ignore <text:span text:style-name="T36">every negative effect on a check of their choosing</text:span>. A character may not use this <text:span text:style-name="T36">preparation</text:span> more than once a day.</text:p>
      <text:h text:style-name="Heading_20_4" text:outline-level="4">Maintaining gear</text:h>
      <text:p text:style-name="P48">Resources: 1 maintenance resource</text:p>
      <text:p text:style-name="P50">The character may repair a piece of equipment that gained the broken tag, or give it a +2 to the first check done with it after this preparation. </text:p>
      <text:h text:style-name="Heading_20_4" text:outline-level="4">Music</text:h>
      <text:p text:style-name="P48">Resources: none</text:p>
      <text:p text:style-name="P50">Make an Empathy+Music check. Any character for which the check is above their current Corruption tag may reduce its value by one.</text:p>
      <text:h text:style-name="Heading_20_4" text:outline-level="4">Service</text:h>
      <text:p text:style-name="P48">Resources: <text:span text:style-name="T37">2</text:span> ritual resource per character benefiting from it</text:p>
      <text:p text:style-name="P50">Benefiting characters may reduce their corruption tag by 1, and <text:span text:style-name="T38">may ignore the next time they should receive corruption.</text:span></text:p>
      <text:h text:style-name="Heading_20_4" text:outline-level="4">Sharing knowledge</text:h>
      <text:p text:style-name="P48">Resources: none</text:p>
      <text:p text:style-name="P51">Make a Wilderness+lore(creature) or Empathy+observation check. If the check succeeds against a difficulty of 3, an attack against <text:span text:style-name="T39">either a creature or a human gains the lethal tag.</text:span></text:p>
      <text:h text:style-name="Heading_20_2" text:outline-level="2">Combat <text:span text:style-name="T10">rules</text:span></text:h>
      <text:h text:style-name="P83" text:outline-level="3">Turn structure and initiative tracker</text:h>
      <text:p text:style-name="P13">The initiative tracker is the current value of initiative that is playing. If the tracker comes at your initiative value, you have a turn to play. If two characters act at the same initiative, <text:span text:style-name="T29">the players get to choose the order in which turns are resolved.</text:span></text:p>
      <text:p text:style-name="P13">Each action undertaken by a character has an initiative cost (IC), that is immediately added to the initiative value of that character. The actions with the <text:span text:style-name="T14">quick</text:span><text:span text:style-name="T15"> tag are added to the tracker only after the next action (effectively modifying the next action’s IC)</text:span></text:p>
      <text:h text:style-name="Heading_20_3" text:outline-level="3"><text:soft-page-break/>Basic concepts</text:h>
      <text:p text:style-name="P13">Each action is summarized by an action card, with the following informations: name, IC, tags and effects.</text:p>
      <text:p text:style-name="P14">Normal actions are resolved immediately, and their IC is added to the initiative of the character.</text:p>
      <text:p text:style-name="P14"><text:span text:style-name="T14">Reactions</text:span> may not be undertaken during the normal turn, but once between each normal turn, a character may use one reaction, and add its IC to their initiative.</text:p>
      <text:p text:style-name="P15">Charging<text:span text:style-name="T15"> actions add immediately their IC to the initiative, but are only resolved right before the next turn of the character.</text:span></text:p>
      <text:p text:style-name="P15"><text:span text:style-name="T15">If a character is waiting for one of their </text:span>charging<text:span text:style-name="T15"> action to be resolved, it can be interrupted in two ways: either if the character undertakes any reaction, or if they are affected by an action with the </text:span>interrupting <text:span text:style-name="T15">tag. </text:span><text:span text:style-name="T16">In this case, their action is wasted.</text:span></text:p>
      <text:h text:style-name="P84" text:outline-level="3"><text:span text:style-name="T23">A</text:span>ttacks and defen<text:span text:style-name="T22">c</text:span>es</text:h>
      <text:p text:style-name="P29">Attacks are the main way to dispatch an enemy.</text:p>
      <text:p text:style-name="P29">They are normal or opposed checks, depending on a possible enemy reaction. If the check is normal, the difficulty is equal to the passive defence of the target.</text:p>
      <text:p text:style-name="P29">Either way, if the check is a success for the attacker, they inflict damage, calculated by adding the margin of the attack check to the <text:span text:style-name="T24">damage value of the action used.</text:span></text:p>
      <text:p text:style-name="P30">A character may suffer a number of injuries equal to their HP before being killed.</text:p>
      <text:p text:style-name="P31">If the check is a draw, the defender suffers damages, but apply effects of their reaction if they have one.</text:p>
      <text:h text:style-name="Heading_20_3" text:outline-level="3">Tags</text:h>
      <text:h text:style-name="Heading_20_4" text:outline-level="4">Adjacent</text:h>
      <text:p text:style-name="P16">An action with the adjacent tag may target any character that is at less than 3m from them.</text:p>
      <text:h text:style-name="Heading_20_4" text:outline-level="4">Attack</text:h>
      <text:p text:style-name="P16">An attack is a type of action destined to injure another character. Attacks may be against passive enemy defence, or active, if they play a defence reaction. <text:span text:style-name="T18">An attack IC is modified by the weapon’s weight.</text:span></text:p>
      <text:h text:style-name="Heading_20_4" text:outline-level="4"><text:span text:style-name="T26">Bulk</text:span> <text:span text:style-name="T26">(X)</text:span></text:h>
      <text:p text:style-name="P34">Any movement action done takes a penalty of X to its IC</text:p>
      <text:h text:style-name="Heading_20_4" text:outline-level="4">Charging</text:h>
      <text:p text:style-name="P16">A charging action adds its IC to the initiative immediately, but is only resolved right before the character’s next turn.</text:p>
      <text:h text:style-name="Heading_20_4" text:outline-level="4">Corrupting</text:h>
      <text:p text:style-name="P52">A corrupting attack adds 1 to the Corruption tag of targets that are hit.</text:p>
      <text:h text:style-name="Heading_20_4" text:outline-level="4"><text:soft-page-break/>Corruption <text:span text:style-name="T40">(x)</text:span></text:h>
      <text:p text:style-name="P52">Corruption begins at 0 and moves up with corrupting attacks (and down through some preparations). <text:span text:style-name="T41">If it goes above the max HP value of the character, the character is considered corrupted.</text:span></text:p>
      <text:h text:style-name="P79" text:outline-level="4">Defence</text:h>
      <text:p text:style-name="P16">A defence action is a reaction that transform an attacker check threshold into an opposed check, instead of a normal one.</text:p>
      <text:h text:style-name="Heading_20_4" text:outline-level="4">Interrupting</text:h>
      <text:p text:style-name="P16">An interrupting action <text:span text:style-name="T17">wastes charging action declared by an affected character.</text:span></text:p>
      <text:h text:style-name="Heading_20_4" text:outline-level="4">Lethal</text:h>
      <text:p text:style-name="P26">To calculate damage from this action, the margin of success of an attack test is doubled.</text:p>
      <text:h text:style-name="Heading_20_4" text:outline-level="4">Long-range</text:h>
      <text:p text:style-name="P17">The <text:span text:style-name="T18">action</text:span> targets a character within 50m.</text:p>
      <text:h text:style-name="Heading_20_4" text:outline-level="4">Melee</text:h>
      <text:p text:style-name="P25">This action may target a character within arm’s reach.</text:p>
      <text:h text:style-name="Heading_20_4" text:outline-level="4">Movement</text:h>
      <text:p text:style-name="P27">This action makes the character move voluntarily.</text:p>
      <text:h text:style-name="Heading_20_4" text:outline-level="4">Piercing <text:span text:style-name="T25">(X)</text:span></text:h>
      <text:p text:style-name="P26">The action ignores <text:span text:style-name="T25">X point of</text:span> damage reduction the target may have against this action</text:p>
      <text:h text:style-name="Heading_20_4" text:outline-level="4">Protection(X)</text:h>
      <text:p text:style-name="P32">Physical protection only works against normal attacks, spiritual protection works only against spiritual attacks.</text:p>
      <text:p text:style-name="P35">Each time you suffer an attack you can resist, make a check with a pool of X dices, each success reduces damage by 1.</text:p>
      <text:h text:style-name="Heading_20_4" text:outline-level="4">Quick</text:h>
      <text:p text:style-name="P17">This action does not end a character’s turn, instead, their IC is added to another action’s cost that is played at the same turn.</text:p>
      <text:h text:style-name="Heading_20_4" text:outline-level="4">Reaction</text:h>
      <text:p text:style-name="P17">One reaction is allowed between each turn of a character. Each have a condition that has to be met before declaring it. The IC is added immediately to the character’s initiative normally.</text:p>
      <text:h text:style-name="Heading_20_4" text:outline-level="4">Self</text:h>
      <text:p text:style-name="P20">This action may target the character using it.</text:p>
      <text:h text:style-name="Heading_20_4" text:outline-level="4"><text:soft-page-break/>Short-range</text:h>
      <text:p text:style-name="P18">The attack targets a character within 15m.</text:p>
      <text:h text:style-name="Heading_20_4" text:outline-level="4">Shove<text:span text:style-name="T28">(X)</text:span></text:h>
      <text:p text:style-name="P36">Target(s) are moved by X meters, and have to succeed a Stamina+Stability check (difficulty X) or be thrown on the ground.</text:p>
      <text:p text:style-name="P36">If a shoved character is blocked by the terrain, they suffer a number of damage equal to the remaining distance. If they are thrown off a ledge, they will fall.</text:p>
      <text:h text:style-name="P80" text:outline-level="4">Weapon range</text:h>
      <text:p text:style-name="P108">This action affects a character within <text:span text:style-name="T21">the weapon’s range.</text:span></text:p>
      <text:h text:style-name="Heading_20_3" text:outline-level="3">Basic actions and reactions</text:h>
      <text:p text:style-name="P17">These actions are accessible to any player character, regardless of equipment and skills.</text:p>
      <text:h text:style-name="Heading_20_4" text:outline-level="4">Attack</text:h>
      <text:p text:style-name="P20">IC: 3</text:p>
      <text:p text:style-name="P20">Effect: The characters make a [weapon] check and if the attack is successful, <text:span text:style-name="T28">inflict</text:span> damage according to the weapon used.</text:p>
      <text:p text:style-name="P20">Tags: attack, melee</text:p>
      <text:h text:style-name="Heading_20_4" text:outline-level="4">Dodg<text:span text:style-name="T18">e</text:span></text:h>
      <text:p text:style-name="P20">IC: 2 (modified by armour's weight)</text:p>
      <text:p text:style-name="P20">Effect: The character may use a <text:span text:style-name="T28">Speed+</text:span>dodge check to defend itself against an incoming <text:span text:style-name="T20">non-spiritual </text:span>attack. <text:span text:style-name="T33">If the checks succeeds</text:span>, the character may move [m<text:span text:style-name="T33">ouvement</text:span>]m while the attack is being resolved.</text:p>
      <text:p text:style-name="P20">Tags: self, defence, reaction, <text:span text:style-name="T19">movement</text:span></text:p>
      <text:h text:style-name="Heading_20_4" text:outline-level="4">Grab <text:span text:style-name="T28">a ledge</text:span></text:h>
      <text:p text:style-name="P20">IC: <text:span text:style-name="T19">2</text:span></text:p>
      <text:p text:style-name="P20">Effect: <text:span text:style-name="T19">if a character should fall, they may make a Speed+Precision check in order to grab something to hold onto and put themselves back on their feet. The difficulty of the check is determined by the GM, depending on the terrain, but should in most cases be 1.</text:span></text:p>
      <text:p text:style-name="P20">Tags: self, reaction</text:p>
      <text:h text:style-name="Heading_20_4" text:outline-level="4">Move</text:h>
      <text:p text:style-name="P20">IC: <text:span text:style-name="T19">2</text:span></text:p>
      <text:p text:style-name="P20">Effect: <text:span text:style-name="T19">The character may move [movement]m. If the character is prone, they may instead get back on their feet.</text:span></text:p>
      <text:p text:style-name="P20">Tags: <text:span text:style-name="T19">self, movement</text:span></text:p>
      <text:h text:style-name="Heading_20_4" text:outline-level="4"><text:soft-page-break/>Parry</text:h>
      <text:p text:style-name="P20">IC: <text:span text:style-name="T19">2</text:span></text:p>
      <text:p text:style-name="P22">Effect: <text:span text:style-name="T19">The character may resist an incoming non-spiritual </text:span>attack. <text:span text:style-name="T28">They</text:span> res<text:span text:style-name="T28">ist attack using the precision + parry skill. If they win the opposed check, the attackers gains [margin](min 1) IC immediately.</text:span></text:p>
      <text:p text:style-name="P20">Tags: <text:span text:style-name="T19">self, defence, reaction</text:span></text:p>
      <text:h text:style-name="Heading_20_4" text:outline-level="4">Reanimate</text:h>
      <text:p text:style-name="P42">IC: 6</text:p>
      <text:p text:style-name="P42">Effects: a character in range which is out of combat may be brought back into it, being prone and back to 1 HP.</text:p>
      <text:p text:style-name="P42">Tags: arm’s length, target(1), healing</text:p>
      <text:h text:style-name="Heading_20_4" text:outline-level="4">Resist</text:h>
      <text:p text:style-name="P36">IC: 2</text:p>
      <text:p text:style-name="P36">Effect: the character may resist a spiritual attack using Empathy or Corruption+Willpower. If they win the opposed check, the opponent gains <text:span text:style-name="T34">[</text:span>margin<text:span text:style-name="T34">] IC</text:span>.</text:p>
      <text:p text:style-name="P38">Tags : self, defence, reaction</text:p>
      <text:h text:style-name="Heading_20_4" text:outline-level="4">Sprint</text:h>
      <text:p text:style-name="P20">IC:<text:span text:style-name="T19">4</text:span></text:p>
      <text:p text:style-name="P21">Effect: <text:span text:style-name="T19">The character may move 2x[movement]m, and make a high or long jump, using the Athletics skill.</text:span></text:p>
      <text:p text:style-name="P20">Tags: <text:span text:style-name="T19">self, movement</text:span></text:p>
      <text:h text:style-name="Heading_20_3" text:outline-level="3">Character actions</text:h>
      <text:h text:style-name="P81" text:outline-level="4">Vision of the truth</text:h>
      <text:p text:style-name="P26">IC: 6</text:p>
      <text:p text:style-name="P33">Effects: a powerful entity shows a glimpse of itself on the <text:span text:style-name="T25">battlefield</text:span>, shredding the walls of reality. Targets suffer a spiritual attack using spells(corruption). Damage is [Power]</text:p>
      <text:p text:style-name="Text_20_body">Tags: spell, attack, targets (Power), short range, corruption, spiritual, magic</text:p>
      <text:h text:style-name="Heading_20_4" text:outline-level="4">Call of the abyss</text:h>
      <text:p text:style-name="P26">IC: <text:span text:style-name="T28">5</text:span></text:p>
      <text:p text:style-name="P33">Effects: tentacles are called from Beyond the veil, through a small portal opened by the character. Target suffers an attack using spells(occult). Damage is [<text:span text:style-name="T25">Focus</text:span>]</text:p>
      <text:p text:style-name="Text_20_body">Tags: attack, spell, short range, Beyond, interrupting</text:p>
      <text:h text:style-name="Heading_20_4" text:outline-level="4"><text:soft-page-break/>Bane</text:h>
      <text:p text:style-name="P26">IC: 2</text:p>
      <text:p text:style-name="Text_20_body">Effects: The sword surges with its own power, ready to cut through anything. For the next attack using the sword, the character gains the tag lethal or interrupting(their choice).</text:p>
      <text:p text:style-name="Text_20_body">Tags: self, object, relic, magic</text:p>
      <text:h text:style-name="Heading_20_4" text:outline-level="4">Charge</text:h>
      <text:p text:style-name="P26">IC: 5</text:p>
      <text:p text:style-name="Text_20_body">Effects: The character prepares to rush forward, shoving enemies away and cutting them as moving. The character may move 2x[movement]m, and may displace enemies on the way with a Might+athletics check, then make a standard attack.</text:p>
      <text:p text:style-name="Text_20_body">Tags: self, movement, charging, interrupting</text:p>
      <text:h text:style-name="Heading_20_4" text:outline-level="4">Combustion</text:h>
      <text:p text:style-name="P26">IC: 3</text:p>
      <text:p text:style-name="Text_20_body">Effects: The character focuses its will and an enemy starts burning from within. This is a spiritual attack using Spells(fire). Damage is [<text:span text:style-name="T25">Focus</text:span>]</text:p>
      <text:p text:style-name="Text_20_body">Tags : short range, spell, magic, attack</text:p>
      <text:h text:style-name="Heading_20_4" text:outline-level="4">Blink</text:h>
      <text:p text:style-name="P26">IC: 3</text:p>
      <text:p text:style-name="Text_20_body">Effects : the character may move [Power]m in any direction, providing they have seen the destination at some point. They may ignore any terrain while doing this movement.</text:p>
      <text:p text:style-name="Text_20_body">Tags : defence, reaction, teleportation, magic, spell, self.</text:p>
      <text:h text:style-name="Heading_20_4" text:outline-level="4">Counter-attack</text:h>
      <text:p text:style-name="P26">IC: <text:span text:style-name="T32">5</text:span></text:p>
      <text:p text:style-name="Text_20_body">Effects : the character may oppose an incoming non-spiritual attack by using [weapon]. If the character wins the opposed check, they may inflict damage, as if they had just succeeded in a normal attack.</text:p>
      <text:p text:style-name="Text_20_body">Tags : reaction, defence, attack, weapon-range</text:p>
      <text:h text:style-name="Heading_20_4" text:outline-level="4">Critical strike</text:h>
      <text:p text:style-name="P26">IC: <text:span text:style-name="T32">6</text:span></text:p>
      <text:p text:style-name="Text_20_body">Effects: the character may attack an identified weak point of an enemy. If the strike succeeds, the attack gains the tags lethal and piercing.</text:p>
      <text:p text:style-name="Text_20_body">Tags: attack, weapon-range, charging</text:p>
      <text:h text:style-name="Heading_20_4" text:outline-level="4"><text:soft-page-break/>Reconstruct</text:h>
      <text:p text:style-name="P26">IC: <text:span text:style-name="T28">6</text:span></text:p>
      <text:p text:style-name="Text_20_body">Effects: the character may <text:span text:style-name="T28">come back</text:span>, even from horrible wounds. The character immediately regains [Stamina] HP and bring <text:span text:style-name="T28">themselves</text:span> back on their feet.</text:p>
      <text:p text:style-name="Text_20_body">Tags: heal, self</text:p>
      <text:h text:style-name="Heading_20_4" text:outline-level="4">Raise the banner high</text:h>
      <text:p text:style-name="P26">IC: 2</text:p>
      <text:p text:style-name="Text_20_body">Effects : The character may raise up a symbol of their authority or pride, to bring more courage to their allies. Targeted characters will reduce the IC of their next action by 1.</text:p>
      <text:p text:style-name="Text_20_body">Tags: Targets (5), buff, short range.</text:p>
      <text:h text:style-name="Heading_20_2" text:outline-level="2"><text:span text:style-name="T2">Being wounded, d</text:span>ying <text:span text:style-name="T2">and the spark</text:span></text:h>
      <text:h text:style-name="P85" text:outline-level="3">Wounds</text:h>
      <text:p text:style-name="P37">A character may suffer a number of wounds equal to their HP before being out of action.</text:p>
      <text:h text:style-name="P85" text:outline-level="3">Death</text:h>
      <text:p text:style-name="P37">An out-of-action character may be killed by a creature during a fight, by using the Kill special action. If every character is the group is put out of action, the whole group is considered killed.</text:p>
      <text:p text:style-name="P37">However, an Ouroboros character is special because of their Spark, and will be brought back by whatever force is behind this Spark: they “respawn” back at a nearby Haven (most probably the last they visited).</text:p>
      <text:p text:style-name="P37">But dying has its cost, anytime the group dies completely, there is some narrative consequence: a haven is destroyed, the creature gets stronger for the next face-off, a friendly NPC gets killed</text:p>
      <text:h text:style-name="Heading_20_1" text:outline-level="1">Equipments</text:h>
      <text:p text:style-name="P19">Equipments will give some rules, allow access to certain actions and/or modify how certain actions work.</text:p>
      <text:h text:style-name="P97" text:outline-level="2">Common equipment</text:h>
      <text:p text:style-name="P68">Common equipment has no prerequisites to be used.</text:p>
      <text:h text:style-name="Heading_20_3" text:outline-level="3">Axe</text:h>
      <text:p text:style-name="P68">A simple and common tool, but a decent weapon in times of need.</text:p>
      <text:p text:style-name="P68">Check: <text:span text:style-name="T55">Speed</text:span>+weapon(light). Damage: Might. <text:span text:style-name="T55">IC+2</text:span></text:p>
      <text:p text:style-name="P68">Tags: arm’s range, common, weapon, <text:span text:style-name="T54">unwieldy</text:span></text:p>
      <text:h text:style-name="P86" text:outline-level="3">Club</text:h>
      <text:p text:style-name="P68">The most simple weapon one can imagine: it’s a big stick. Crude but still effective.</text:p>
      <text:p text:style-name="P68">Check: <text:span text:style-name="T55">Speed</text:span>+Weapon (light). Damage: Might. <text:span text:style-name="T55">IC +2</text:span></text:p>
      <text:p text:style-name="P70">Tags: arm’s range, common, weapon, blunt</text:p>
      <text:h text:style-name="Heading_20_3" text:outline-level="3">Knife</text:h>
      <text:p text:style-name="P68">Everyone has one, if only to cut some food. It can often be used as a last resort weapon.</text:p>
      <text:p text:style-name="P68">Check: <text:span text:style-name="T55">Speed</text:span>+weapon(light). Damage 1. <text:span text:style-name="T55">IC +0.</text:span></text:p>
      <text:p text:style-name="P68">Tags: arm’s range, common, weapon.</text:p>
      <text:h text:style-name="Heading_20_3" text:outline-level="3">Icon</text:h>
      <text:p text:style-name="P68">Small figurine or painting of a saint or of a god, used in prayers and to invoke protection.</text:p>
      <text:p text:style-name="P68">Check: Empathy+Miracle (represented god). Damage 1. <text:span text:style-name="T55">IC 0</text:span></text:p>
      <text:p text:style-name="P68">Tags: focus (divine), common</text:p>
      <text:h text:style-name="Heading_20_3" text:outline-level="3">Javelin</text:h>
      <text:p text:style-name="P69">As primitive as a club, but bringing some ranged weapon to the poorest soldier.</text:p>
      <text:p text:style-name="P69">Check: Precision+weapon(thrown). Damage: Might. IC+3</text:p>
      <text:p text:style-name="P69">Tags: short range, common, weapon</text:p>
      <text:h text:style-name="Heading_20_3" text:outline-level="3">Light armor</text:h>
      <text:p text:style-name="P68">Some bits of armor, probably looted or repurposed from somewhere.</text:p>
      <text:p text:style-name="P68">Tags: Physical protection (3), bulk (1), common, armor</text:p>
      <text:h text:style-name="Heading_20_3" text:outline-level="3"><text:soft-page-break/>Round shield</text:h>
      <text:p text:style-name="P69">A basic wooden shield, but it’s easy to make one.</text:p>
      <text:p text:style-name="P69">Tags: Physical protection (3), bulk(1), common</text:p>
      <text:h text:style-name="P87" text:outline-level="3">Shortbow</text:h>
      <text:p text:style-name="P69">A simple bow, not the most powerful one, but cheap to make.</text:p>
      <text:p text:style-name="P69">Checks: Precision + weapon(Bows). Damage: Precision. IC +4</text:p>
      <text:p text:style-name="P69">Tags: long range, common, weapon.</text:p>
      <text:h text:style-name="Heading_20_3" text:outline-level="3">Skull</text:h>
      <text:p text:style-name="P68">The siege of the mind, and a <text:span text:style-name="T55">powerful</text:span>, if crude, symbol of death. It can be used <text:span text:style-name="T56">to channel spells.</text:span></text:p>
      <text:p text:style-name="P69">Checks: Spells(necromancy)+corruption. Damage: Power/2. IC +1</text:p>
      <text:p text:style-name="P69">Tags: Focus(death), common</text:p>
      <text:h text:style-name="Heading_20_3" text:outline-level="3">Sling</text:h>
      <text:p text:style-name="P69">Used to hurl small rocks or lead balls to the enemy. Deadly, but hard to use.</text:p>
      <text:p text:style-name="P69">Checks: Precision + weapons (sling). Damage precision. IC +2</text:p>
      <text:p text:style-name="P69">Tags: unwieldy, blunt, long range, common, weapon</text:p>
      <text:h text:style-name="Heading_20_3" text:outline-level="3">Sturdy clothes</text:h>
      <text:p text:style-name="P69">Not exactly an armor, but sometimes, with luck, it might stop a blow.</text:p>
      <text:p text:style-name="P69">Tags: Physical protection(1), common, armor</text:p>
      <text:h text:style-name="Heading_20_3" text:outline-level="3">Spear</text:h>
      <text:p text:style-name="P69">The queen of battle, wielded by most warriors, mostly because it’s cheap and easy to make.</text:p>
      <text:p text:style-name="P69">Checks: Speed+weapon(long). Damage: Precision/2. IC+1</text:p>
      <text:p text:style-name="P69">Tags: Range(3m), common, weapon</text:p>
      <text:h text:style-name="Heading_20_3" text:outline-level="3">Sword</text:h>
      <text:p text:style-name="P69">Rusty, badly balanced and badly sharpened, but still a sword.</text:p>
      <text:p text:style-name="P69">Check: Speed+weapon(light). Damage: Precision-2 (min 0). IC +2</text:p>
      <text:p text:style-name="P69">Tags: arm’s range, common, weapon</text:p>
      <text:h text:style-name="Heading_20_3" text:outline-level="3">Trinket</text:h>
      <text:p text:style-name="P69">A small charm, used for ages to bring luck to its wearer. The efficiency is never assured.</text:p>
      <text:p text:style-name="P69">Check: Spells (element)+Wilderness or Spells (Curse)+Wilderness. Damage 1. IC +0</text:p>
      <text:p text:style-name="P69">Tags: focus (Element or curse), common</text:p>
      <text:h text:style-name="Heading_20_2" text:outline-level="2"><text:soft-page-break/>Uncommon items</text:h>
      <text:h text:style-name="P88" text:outline-level="3">Bec de corbin</text:h>
      <text:p text:style-name="P78">A hammer at the end of a pole, used with two hands to fight armored enemies.</text:p>
      <text:p text:style-name="P78">Checks: Speed + Weapon(Long), Damage: Might, IC +4</text:p>
      <text:p text:style-name="P78">Tags: range 2m, piercing (Might), uncommon, weapon, two-handed</text:p>
      <text:p text:style-name="P78">Prerequisites: Might 5, Stamina 4</text:p>
      <text:h text:style-name="P88" text:outline-level="3">Cavalry saber</text:h>
      <text:p text:style-name="P76">A curved blade, made to cut, especially at a speed. Often used by light cavalry as a main weapon.</text:p>
      <text:p text:style-name="P76">Checks: Speed + Weapon (Light). Damage: Precision, IC+2</text:p>
      <text:p text:style-name="P76">Special: +2 to attack when attacking from above.</text:p>
      <text:p text:style-name="P76">Tags: arm’s range, uncommon, weapon</text:p>
      <text:p text:style-name="P76">Prerequisites: Speed 4, Precision 3</text:p>
      <text:h text:style-name="P89" text:outline-level="3">Dagger</text:h>
      <text:p text:style-name="P76">A small but reliable secondary weapon. Very useful to find weak spots in an armor.</text:p>
      <text:p text:style-name="P76">Checks: Speed + Weapon (Light). Damage: 2, IC+0</text:p>
      <text:p text:style-name="P76">Tags: arm’s range, Piercing (Precision), uncommon, weapon</text:p>
      <text:p text:style-name="P76">Prerequisites: Speed 4, Precision 3</text:p>
      <text:h text:style-name="P90" text:outline-level="3">Falcata</text:h>
      <text:p text:style-name="P73">A broad and short sword, made to cut with ease through bones and flesh alike.</text:p>
      <text:p text:style-name="P73">Checks: Speed + Weapon (Light), Damage: Might <text:span text:style-name="T57">+1</text:span>, IC+<text:span text:style-name="T57">3</text:span></text:p>
      <text:p text:style-name="P73">Tags: <text:span text:style-name="T57">arm’s range, uncommon, weapon</text:span></text:p>
      <text:p text:style-name="P75">Prerequisites: Speed 4</text:p>
      <text:h text:style-name="P92" text:outline-level="3">Gladius</text:h>
      <text:p text:style-name="P75">A short sword made to thrust, and use with a shield. The weapon of choice of the legions of the former empire.</text:p>
      <text:p text:style-name="P75">Checks: Speed + Weapon (Light), damage: Precision, IC+2</text:p>
      <text:p text:style-name="P75">Tags: arm’s range, uncommon, weapon-range, piercing 1</text:p>
      <text:p text:style-name="P75">Prerequisites: Speed 4, Precision 4</text:p>
      <text:h text:style-name="P92" text:outline-level="3">Greatsword</text:h>
      <text:p text:style-name="P73">A ridiculously long blade, only fit for the strongest warriors. But it can kill most of the things it touches.</text:p>
      <text:p text:style-name="P73"><text:soft-page-break/>Checks: Speed + Weapon (Great), Damage: Might +<text:span text:style-name="T60">4</text:span>, IC+6</text:p>
      <text:p text:style-name="P74">Tags: unwieldy, range 3m, piercing 2, uncommon, weapon, <text:span text:style-name="T57">two-handed, bulk (2)</text:span></text:p>
      <text:p text:style-name="P73">Prerequisites: Might 6, Stamina 4</text:p>
      <text:h text:style-name="P91" text:outline-level="3">Longsword</text:h>
      <text:p text:style-name="P73">A two-handed blade, able to cut through most foes with ease, if handled by a trained warrior.</text:p>
      <text:p text:style-name="P73">Checks: Speed + Weapon (Long), Damage: Might +2, IC+4</text:p>
      <text:p text:style-name="P73">Tags: range 2m, uncommon, weapon, <text:span text:style-name="T57">two-handed</text:span></text:p>
      <text:p text:style-name="P73">Prerequisites: Might 5</text:p>
      <text:h text:style-name="P91" text:outline-level="3">Mace</text:h>
      <text:p text:style-name="P73">A dedicated tool for war, especially effective to fight armored enemies</text:p>
      <text:p text:style-name="P73">Checks: Speed + Weapon(light). Damage: Might, IC +2</text:p>
      <text:p text:style-name="P73">Tags: uncommon, weapon, piercing (2), arm’s range</text:p>
      <text:p text:style-name="P73">Prerequisites: Might 3 (IC +4) or Might 4 (IC +2)</text:p>
      <text:h text:style-name="P93" text:outline-level="3">Mail armor</text:h>
      <text:p text:style-name="P71">A lot of work, so it is expensive, but it can stop a lot of blows.</text:p>
      <text:p text:style-name="P71">Tags: physical protection (6), bulk (2)</text:p>
      <text:p text:style-name="P72">Prerequisites: Might 3, Stamina 3</text:p>
      <text:h text:style-name="P89" text:outline-level="3">Main gauche</text:h>
      <text:p text:style-name="P76">A weapon used to parry attacks with the secondary hands, sometimes used to counter attack as well.</text:p>
      <text:p text:style-name="P76">Checks: Speed + Weapon (Light), Damage 1, IC +1</text:p>
      <text:p text:style-name="P76">Special: +2 to Parry checks. Adds 1 to damage made with a weapon in the other hand.</text:p>
      <text:p text:style-name="P76">Tags: arm’s range, weapon, uncommon</text:p>
      <text:p text:style-name="P76">Prerequisites:</text:p>
      <text:h text:style-name="P94" text:outline-level="3">Plate armor</text:h>
      <text:p text:style-name="P71">The most difficult type of armor to craft, as each requires a specialist to adjust it right to its wearer.</text:p>
      <text:p text:style-name="P71">Tags: Physical protection (8), bulk(3)</text:p>
      <text:p text:style-name="P72">Prerequisites: Might 4, Stamina 4</text:p>
      <text:h text:style-name="Heading_20_3" text:outline-level="3">War hammer</text:h>
      <text:p text:style-name="P76">Not a subtle weapon, but great at breaking through armored opponents.</text:p>
      <text:p text:style-name="P76">Checks: Speed + Weapon(Light), Damage Might, IC+3</text:p>
      <text:p text:style-name="P76"><text:soft-page-break/>Tags: Piercing (Might/<text:span text:style-name="T58">2</text:span>), <text:span text:style-name="T58">uncommon, weapon, arm’s range</text:span></text:p>
      <text:p text:style-name="P77">Prerequisites: Might 4, Stamina 4</text:p>
      <text:h text:style-name="Heading_20_2" text:outline-level="2">Resource gathering</text:h>
      <text:h text:style-name="Heading_20_2" text:outline-level="2">Crafting and upgrading <text:span text:style-name="T12">equipment</text:span></text:h>
      <text:h text:style-name="P98" text:outline-level="1">Running Ouroboros</text:h>
      <text:h text:style-name="P98" text:outline-level="1">Creatures of the <text:span text:style-name="T8">Wildernes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b6246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6T10:08:02.237000000</meta:creation-date>
    <dc:date>2023-01-14T21:37:10.640000000</dc:date>
    <meta:editing-duration>PT15H56M43S</meta:editing-duration>
    <meta:editing-cycles>101</meta:editing-cycles>
    <meta:generator>LibreOffice/6.2.6.2$Windows_X86_64 LibreOffice_project/684e730861356e74889dfe6dbddd3562aae2e6ad</meta:generator>
    <meta:document-statistic meta:table-count="0" meta:image-count="0" meta:object-count="0" meta:page-count="29" meta:paragraph-count="510" meta:word-count="6432" meta:character-count="38171" meta:non-whitespace-character-count="32238"/>
  </office:meta>
</office:document-meta>
</file>